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32">
            <text:p>S-ANU-67732</text:p>
          </table:table-cell>
          <table:table-cell office:value-type="float" office:value="81.58343">
            <text:p>81.58343</text:p>
          </table:table-cell>
          <table:table-cell office:value-type="float" office:value="-61.2104">
            <text:p>-61.2104</text:p>
          </table:table-cell>
          <table:table-cell office:value-type="float" office:value="8446.0">
            <text:p>8446.0</text:p>
          </table:table-cell>
          <table:table-cell office:value-type="float" office:value="37.0">
            <text:p>37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7.26">
            <text:p>87.26</text:p>
          </table:table-cell>
          <table:table-cell office:value-type="float" office:value="3.93">
            <text:p>3.93</text:p>
          </table:table-cell>
          <table:table-cell office:value-type="float" office:value="4.84">
            <text:p>4.8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2">
            <text:p>S-2302</text:p>
          </table:table-cell>
          <table:table-cell office:value-type="float" office:value="81.65">
            <text:p>81.65</text:p>
          </table:table-cell>
          <table:table-cell office:value-type="float" office:value="-59.967">
            <text:p>-59.967</text:p>
          </table:table-cell>
          <table:table-cell office:value-type="float" office:value="9390.0">
            <text:p>9390.0</text:p>
          </table:table-cell>
          <table:table-cell office:value-type="float" office:value="124.0">
            <text:p>12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25">
            <text:p>S-ANU-67725</text:p>
          </table:table-cell>
          <table:table-cell office:value-type="float" office:value="81.56283">
            <text:p>81.56283</text:p>
          </table:table-cell>
          <table:table-cell office:value-type="float" office:value="-61.4357">
            <text:p>-61.4357</text:p>
          </table:table-cell>
          <table:table-cell office:value-type="float" office:value="6325.0">
            <text:p>6325.0</text:p>
          </table:table-cell>
          <table:table-cell office:value-type="float" office:value="26.0">
            <text:p>26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1.1">
            <text:p>31.1</text:p>
          </table:table-cell>
          <table:table-cell office:value-type="float" office:value="4.09">
            <text:p>4.09</text:p>
          </table:table-cell>
          <table:table-cell office:value-type="float" office:value="4.89">
            <text:p>4.8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937">
            <text:p>S-ANU-67937</text:p>
          </table:table-cell>
          <table:table-cell office:value-type="float" office:value="81.7992">
            <text:p>81.7992</text:p>
          </table:table-cell>
          <table:table-cell office:value-type="float" office:value="-59.506">
            <text:p>-59.506</text:p>
          </table:table-cell>
          <table:table-cell office:value-type="float" office:value="3918.0">
            <text:p>3918.0</text:p>
          </table:table-cell>
          <table:table-cell office:value-type="float" office:value="24.0">
            <text:p>24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8.63">
            <text:p>-18.63</text:p>
          </table:table-cell>
          <table:table-cell office:value-type="float" office:value="12.61">
            <text:p>12.61</text:p>
          </table:table-cell>
          <table:table-cell office:value-type="float" office:value="14.44">
            <text:p>14.4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I-5854">
            <text:p>SI-5854</text:p>
          </table:table-cell>
          <table:table-cell office:value-type="float" office:value="81.8">
            <text:p>81.8</text:p>
          </table:table-cell>
          <table:table-cell office:value-type="float" office:value="-59.15">
            <text:p>-59.15</text:p>
          </table:table-cell>
          <table:table-cell office:value-type="float" office:value="8965.0">
            <text:p>8965.0</text:p>
          </table:table-cell>
          <table:table-cell office:value-type="float" office:value="82.0">
            <text:p>82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I-5855">
            <text:p>SI-5855</text:p>
          </table:table-cell>
          <table:table-cell office:value-type="float" office:value="81.583">
            <text:p>81.583</text:p>
          </table:table-cell>
          <table:table-cell office:value-type="float" office:value="-60.917">
            <text:p>-60.917</text:p>
          </table:table-cell>
          <table:table-cell office:value-type="float" office:value="8685.0">
            <text:p>8685.0</text:p>
          </table:table-cell>
          <table:table-cell office:value-type="float" office:value="96.0">
            <text:p>96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6">
            <text:p>S-2306</text:p>
          </table:table-cell>
          <table:table-cell office:value-type="float" office:value="81.6">
            <text:p>81.6</text:p>
          </table:table-cell>
          <table:table-cell office:value-type="float" office:value="-60.85">
            <text:p>-60.85</text:p>
          </table:table-cell>
          <table:table-cell office:value-type="float" office:value="8150.0">
            <text:p>8150.0</text:p>
          </table:table-cell>
          <table:table-cell office:value-type="float" office:value="139.0">
            <text:p>139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7.0">
            <text:p>7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I-5856">
            <text:p>SI-5856</text:p>
          </table:table-cell>
          <table:table-cell office:value-type="float" office:value="82.017">
            <text:p>82.017</text:p>
          </table:table-cell>
          <table:table-cell office:value-type="float" office:value="-58.917">
            <text:p>-58.917</text:p>
          </table:table-cell>
          <table:table-cell office:value-type="float" office:value="8635.0">
            <text:p>8635.0</text:p>
          </table:table-cell>
          <table:table-cell office:value-type="float" office:value="91.0">
            <text:p>91.0</text:p>
          </table:table-cell>
          <table:table-cell office:value-type="string" office:value="Hiatella arctica, Mya trucata">
            <text:p>Hiatella arctica, Mya tru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0.0">
            <text:p>8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21">
            <text:p>S-ANU-67721</text:p>
          </table:table-cell>
          <table:table-cell office:value-type="float" office:value="81.56639">
            <text:p>81.56639</text:p>
          </table:table-cell>
          <table:table-cell office:value-type="float" office:value="-61.4173">
            <text:p>-61.4173</text:p>
          </table:table-cell>
          <table:table-cell office:value-type="float" office:value="5142.0">
            <text:p>5142.0</text:p>
          </table:table-cell>
          <table:table-cell office:value-type="float" office:value="26.0">
            <text:p>26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0.81">
            <text:p>30.81</text:p>
          </table:table-cell>
          <table:table-cell office:value-type="float" office:value="7.68">
            <text:p>7.68</text:p>
          </table:table-cell>
          <table:table-cell office:value-type="float" office:value="7.29">
            <text:p>7.2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31">
            <text:p>S-ANU-67731</text:p>
          </table:table-cell>
          <table:table-cell office:value-type="float" office:value="81.58343">
            <text:p>81.58343</text:p>
          </table:table-cell>
          <table:table-cell office:value-type="float" office:value="-61.2104">
            <text:p>-61.2104</text:p>
          </table:table-cell>
          <table:table-cell office:value-type="float" office:value="8555.0">
            <text:p>8555.0</text:p>
          </table:table-cell>
          <table:table-cell office:value-type="float" office:value="31.0">
            <text:p>31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6.2">
            <text:p>86.2</text:p>
          </table:table-cell>
          <table:table-cell office:value-type="float" office:value="5.34">
            <text:p>5.34</text:p>
          </table:table-cell>
          <table:table-cell office:value-type="float" office:value="6.22">
            <text:p>6.2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1">
            <text:p>HAR-6291</text:p>
          </table:table-cell>
          <table:table-cell office:value-type="float" office:value="81.7">
            <text:p>81.7</text:p>
          </table:table-cell>
          <table:table-cell office:value-type="float" office:value="-58.838">
            <text:p>-58.838</text:p>
          </table:table-cell>
          <table:table-cell office:value-type="float" office:value="9060.0">
            <text:p>9060.0</text:p>
          </table:table-cell>
          <table:table-cell office:value-type="float" office:value="100.0">
            <text:p>1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4.0">
            <text:p>10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3">
            <text:p>HAR-6293</text:p>
          </table:table-cell>
          <table:table-cell office:value-type="float" office:value="81.58">
            <text:p>81.58</text:p>
          </table:table-cell>
          <table:table-cell office:value-type="float" office:value="-61.122">
            <text:p>-61.122</text:p>
          </table:table-cell>
          <table:table-cell office:value-type="float" office:value="8420.0">
            <text:p>8420.0</text:p>
          </table:table-cell>
          <table:table-cell office:value-type="float" office:value="200.0">
            <text:p>2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7">
            <text:p>S-2307</text:p>
          </table:table-cell>
          <table:table-cell office:value-type="float" office:value="81.817">
            <text:p>81.817</text:p>
          </table:table-cell>
          <table:table-cell office:value-type="float" office:value="-58.667">
            <text:p>-58.667</text:p>
          </table:table-cell>
          <table:table-cell office:value-type="float" office:value="9475.0">
            <text:p>9475.0</text:p>
          </table:table-cell>
          <table:table-cell office:value-type="float" office:value="154.0">
            <text:p>15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92.0">
            <text:p>9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4">
            <text:p>HAR-6294</text:p>
          </table:table-cell>
          <table:table-cell office:value-type="float" office:value="81.547">
            <text:p>81.547</text:p>
          </table:table-cell>
          <table:table-cell office:value-type="float" office:value="-58.033">
            <text:p>-58.033</text:p>
          </table:table-cell>
          <table:table-cell office:value-type="float" office:value="8060.0">
            <text:p>8060.0</text:p>
          </table:table-cell>
          <table:table-cell office:value-type="float" office:value="170.0">
            <text:p>17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3">
            <text:p>S-2313</text:p>
          </table:table-cell>
          <table:table-cell office:value-type="float" office:value="81.583">
            <text:p>81.583</text:p>
          </table:table-cell>
          <table:table-cell office:value-type="float" office:value="-60.917">
            <text:p>-60.917</text:p>
          </table:table-cell>
          <table:table-cell office:value-type="float" office:value="8312.0">
            <text:p>8312.0</text:p>
          </table:table-cell>
          <table:table-cell office:value-type="float" office:value="124.0">
            <text:p>12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56.0">
            <text:p>5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5">
            <text:p>HAR-6295</text:p>
          </table:table-cell>
          <table:table-cell office:value-type="float" office:value="81.313">
            <text:p>81.313</text:p>
          </table:table-cell>
          <table:table-cell office:value-type="float" office:value="-61.595">
            <text:p>-61.595</text:p>
          </table:table-cell>
          <table:table-cell office:value-type="float" office:value="8040.0">
            <text:p>8040.0</text:p>
          </table:table-cell>
          <table:table-cell office:value-type="float" office:value="150.0">
            <text:p>15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9.0">
            <text:p>6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745">
            <text:p>HAR-6745</text:p>
          </table:table-cell>
          <table:table-cell office:value-type="float" office:value="81.75">
            <text:p>81.75</text:p>
          </table:table-cell>
          <table:table-cell office:value-type="float" office:value="-59.583">
            <text:p>-59.583</text:p>
          </table:table-cell>
          <table:table-cell office:value-type="float" office:value="8870.0">
            <text:p>8870.0</text:p>
          </table:table-cell>
          <table:table-cell office:value-type="float" office:value="100.0">
            <text:p>10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9.0">
            <text:p>8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2">
            <text:p>S-2312</text:p>
          </table:table-cell>
          <table:table-cell office:value-type="float" office:value="81.583">
            <text:p>81.583</text:p>
          </table:table-cell>
          <table:table-cell office:value-type="float" office:value="-60.9">
            <text:p>-60.9</text:p>
          </table:table-cell>
          <table:table-cell office:value-type="float" office:value="6965.0">
            <text:p>6965.0</text:p>
          </table:table-cell>
          <table:table-cell office:value-type="float" office:value="188.0">
            <text:p>188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2.0">
            <text:p>7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1">
            <text:p>S-2311</text:p>
          </table:table-cell>
          <table:table-cell office:value-type="float" office:value="81.633">
            <text:p>81.633</text:p>
          </table:table-cell>
          <table:table-cell office:value-type="float" office:value="-58.6">
            <text:p>-58.6</text:p>
          </table:table-cell>
          <table:table-cell office:value-type="float" office:value="4915.0">
            <text:p>4915.0</text:p>
          </table:table-cell>
          <table:table-cell office:value-type="float" office:value="105.0">
            <text:p>10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9">
            <text:p>S-2309</text:p>
          </table:table-cell>
          <table:table-cell office:value-type="float" office:value="82.017">
            <text:p>82.017</text:p>
          </table:table-cell>
          <table:table-cell office:value-type="float" office:value="-58.917">
            <text:p>-58.917</text:p>
          </table:table-cell>
          <table:table-cell office:value-type="float" office:value="8610.0">
            <text:p>8610.0</text:p>
          </table:table-cell>
          <table:table-cell office:value-type="float" office:value="139.0">
            <text:p>139.0</text:p>
          </table:table-cell>
          <table:table-cell office:value-type="string" office:value="Hiatella arctica, Mya trucata">
            <text:p>Hiatella arctica, Mya tru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0.0">
            <text:p>8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911">
            <text:p>S-ANU-65911</text:p>
          </table:table-cell>
          <table:table-cell office:value-type="float" office:value="81.60323">
            <text:p>81.60323</text:p>
          </table:table-cell>
          <table:table-cell office:value-type="float" office:value="-60.7112">
            <text:p>-60.7112</text:p>
          </table:table-cell>
          <table:table-cell office:value-type="float" office:value="7526.0">
            <text:p>7526.0</text:p>
          </table:table-cell>
          <table:table-cell office:value-type="float" office:value="33.0">
            <text:p>33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1.97">
            <text:p>81.97</text:p>
          </table:table-cell>
          <table:table-cell office:value-type="float" office:value="7.6">
            <text:p>7.6</text:p>
          </table:table-cell>
          <table:table-cell office:value-type="float" office:value="8.16">
            <text:p>8.1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6427">
            <text:p>S-ANU-66427</text:p>
          </table:table-cell>
          <table:table-cell office:value-type="float" office:value="81.48907">
            <text:p>81.48907</text:p>
          </table:table-cell>
          <table:table-cell office:value-type="float" office:value="-61.329">
            <text:p>-61.329</text:p>
          </table:table-cell>
          <table:table-cell office:value-type="float" office:value="4474.0">
            <text:p>4474.0</text:p>
          </table:table-cell>
          <table:table-cell office:value-type="float" office:value="28.0">
            <text:p>28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41.86">
            <text:p>-41.86</text:p>
          </table:table-cell>
          <table:table-cell office:value-type="float" office:value="22.73">
            <text:p>22.73</text:p>
          </table:table-cell>
          <table:table-cell office:value-type="float" office:value="23.82">
            <text:p>23.8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6431">
            <text:p>S-ANU-66431</text:p>
          </table:table-cell>
          <table:table-cell office:value-type="float" office:value="81.79981">
            <text:p>81.79981</text:p>
          </table:table-cell>
          <table:table-cell office:value-type="float" office:value="-59.5101">
            <text:p>-59.5101</text:p>
          </table:table-cell>
          <table:table-cell office:value-type="float" office:value="4360.0">
            <text:p>4360.0</text:p>
          </table:table-cell>
          <table:table-cell office:value-type="float" office:value="29.0">
            <text:p>29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.64">
            <text:p>4.64</text:p>
          </table:table-cell>
          <table:table-cell office:value-type="float" office:value="7.72">
            <text:p>7.72</text:p>
          </table:table-cell>
          <table:table-cell office:value-type="float" office:value="7.22">
            <text:p>7.2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8">
            <text:p>S-2308</text:p>
          </table:table-cell>
          <table:table-cell office:value-type="float" office:value="81.767">
            <text:p>81.767</text:p>
          </table:table-cell>
          <table:table-cell office:value-type="float" office:value="-58.583">
            <text:p>-58.583</text:p>
          </table:table-cell>
          <table:table-cell office:value-type="float" office:value="9150.0">
            <text:p>9150.0</text:p>
          </table:table-cell>
          <table:table-cell office:value-type="float" office:value="154.0">
            <text:p>15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7.0">
            <text:p>8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1">
            <text:p>S-2301</text:p>
          </table:table-cell>
          <table:table-cell office:value-type="float" office:value="81.767">
            <text:p>81.767</text:p>
          </table:table-cell>
          <table:table-cell office:value-type="float" office:value="-59.133">
            <text:p>-59.133</text:p>
          </table:table-cell>
          <table:table-cell office:value-type="float" office:value="8370.0">
            <text:p>8370.0</text:p>
          </table:table-cell>
          <table:table-cell office:value-type="float" office:value="120.0">
            <text:p>12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2">
            <text:p>HAR-6292</text:p>
          </table:table-cell>
          <table:table-cell office:value-type="float" office:value="81.578">
            <text:p>81.578</text:p>
          </table:table-cell>
          <table:table-cell office:value-type="float" office:value="-61.173">
            <text:p>-61.173</text:p>
          </table:table-cell>
          <table:table-cell office:value-type="float" office:value="8090.0">
            <text:p>8090.0</text:p>
          </table:table-cell>
          <table:table-cell office:value-type="float" office:value="120.0">
            <text:p>12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GSC-3693">
            <text:p>GSC-3693</text:p>
          </table:table-cell>
          <table:table-cell office:value-type="float" office:value="81.767">
            <text:p>81.767</text:p>
          </table:table-cell>
          <table:table-cell office:value-type="float" office:value="-59.133">
            <text:p>-59.133</text:p>
          </table:table-cell>
          <table:table-cell office:value-type="float" office:value="8140.0">
            <text:p>814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,McNeelyBrennan2005,McNeelyMcCuaig1991">
            <text:p>England1985,McNeelyBrennan2005,McNeelyMcCuaig1991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GSC-3744">
            <text:p>GSC-3744</text:p>
          </table:table-cell>
          <table:table-cell office:value-type="float" office:value="81.7">
            <text:p>81.7</text:p>
          </table:table-cell>
          <table:table-cell office:value-type="float" office:value="-59.6">
            <text:p>-59.6</text:p>
          </table:table-cell>
          <table:table-cell office:value-type="float" office:value="9980.0">
            <text:p>9980.0</text:p>
          </table:table-cell>
          <table:table-cell office:value-type="float" office:value="140.0">
            <text:p>14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,McNeelyBrennan2005,McNeelyMcCuaig1991">
            <text:p>England1985,McNeelyBrennan2005,McNeelyMcCuaig1991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5">
            <text:p>S-2305</text:p>
          </table:table-cell>
          <table:table-cell office:value-type="float" office:value="81.767">
            <text:p>81.767</text:p>
          </table:table-cell>
          <table:table-cell office:value-type="float" office:value="-59.1">
            <text:p>-59.1</text:p>
          </table:table-cell>
          <table:table-cell office:value-type="float" office:value="6170.0">
            <text:p>6170.0</text:p>
          </table:table-cell>
          <table:table-cell office:value-type="float" office:value="105.0">
            <text:p>10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409">
            <text:p>S-2409</text:p>
          </table:table-cell>
          <table:table-cell office:value-type="float" office:value="81.3">
            <text:p>81.3</text:p>
          </table:table-cell>
          <table:table-cell office:value-type="float" office:value="-61.35">
            <text:p>-61.35</text:p>
          </table:table-cell>
          <table:table-cell office:value-type="float" office:value="8245.0">
            <text:p>8245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8.0">
            <text:p>6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408">
            <text:p>S-2408</text:p>
          </table:table-cell>
          <table:table-cell office:value-type="float" office:value="81.767">
            <text:p>81.767</text:p>
          </table:table-cell>
          <table:table-cell office:value-type="float" office:value="-59.133">
            <text:p>-59.133</text:p>
          </table:table-cell>
          <table:table-cell office:value-type="float" office:value="8230.0">
            <text:p>8230.0</text:p>
          </table:table-cell>
          <table:table-cell office:value-type="float" office:value="134.0">
            <text:p>13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7">
            <text:p>S-2317</text:p>
          </table:table-cell>
          <table:table-cell office:value-type="float" office:value="81.583">
            <text:p>81.583</text:p>
          </table:table-cell>
          <table:table-cell office:value-type="float" office:value="-60.817">
            <text:p>-60.817</text:p>
          </table:table-cell>
          <table:table-cell office:value-type="float" office:value="7790.0">
            <text:p>7790.0</text:p>
          </table:table-cell>
          <table:table-cell office:value-type="float" office:value="193.0">
            <text:p>193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2.0">
            <text:p>10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6">
            <text:p>S-2316</text:p>
          </table:table-cell>
          <table:table-cell office:value-type="float" office:value="81.783">
            <text:p>81.783</text:p>
          </table:table-cell>
          <table:table-cell office:value-type="float" office:value="-59.133">
            <text:p>-59.133</text:p>
          </table:table-cell>
          <table:table-cell office:value-type="float" office:value="9760.0">
            <text:p>9760.0</text:p>
          </table:table-cell>
          <table:table-cell office:value-type="float" office:value="1325.0">
            <text:p>1325.0</text:p>
          </table:table-cell>
          <table:table-cell office:value-type="string" office:value="Thyasira sp.">
            <text:p>Thyasira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5">
            <text:p>S-2315</text:p>
          </table:table-cell>
          <table:table-cell office:value-type="float" office:value="81.783">
            <text:p>81.783</text:p>
          </table:table-cell>
          <table:table-cell office:value-type="float" office:value="-59.133">
            <text:p>-59.133</text:p>
          </table:table-cell>
          <table:table-cell office:value-type="float" office:value="8930.0">
            <text:p>8930.0</text:p>
          </table:table-cell>
          <table:table-cell office:value-type="float" office:value="287.0">
            <text:p>287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4">
            <text:p>S-2314</text:p>
          </table:table-cell>
          <table:table-cell office:value-type="float" office:value="81.767">
            <text:p>81.767</text:p>
          </table:table-cell>
          <table:table-cell office:value-type="float" office:value="-59.1">
            <text:p>-59.1</text:p>
          </table:table-cell>
          <table:table-cell office:value-type="float" office:value="5095.0">
            <text:p>5095.0</text:p>
          </table:table-cell>
          <table:table-cell office:value-type="float" office:value="168.0">
            <text:p>168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07">
            <text:p>OS-154607</text:p>
          </table:table-cell>
          <table:table-cell office:value-type="float" office:value="81.49041">
            <text:p>81.49041</text:p>
          </table:table-cell>
          <table:table-cell office:value-type="float" office:value="-61.3255">
            <text:p>-61.3255</text:p>
          </table:table-cell>
          <table:table-cell office:value-type="float" office:value="1240.0">
            <text:p>1240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9.22">
            <text:p>-9.22</text:p>
          </table:table-cell>
          <table:table-cell office:value-type="float" office:value="8.71">
            <text:p>8.71</text:p>
          </table:table-cell>
          <table:table-cell office:value-type="float" office:value="9.65">
            <text:p>9.6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08">
            <text:p>OS-154608</text:p>
          </table:table-cell>
          <table:table-cell office:value-type="float" office:value="81.79936">
            <text:p>81.79936</text:p>
          </table:table-cell>
          <table:table-cell office:value-type="float" office:value="-59.5019">
            <text:p>-59.5019</text:p>
          </table:table-cell>
          <table:table-cell office:value-type="float" office:value="3060.0">
            <text:p>3060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7.93">
            <text:p>-17.93</text:p>
          </table:table-cell>
          <table:table-cell office:value-type="float" office:value="13.28">
            <text:p>13.28</text:p>
          </table:table-cell>
          <table:table-cell office:value-type="float" office:value="15.27">
            <text:p>15.2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09">
            <text:p>OS-154609</text:p>
          </table:table-cell>
          <table:table-cell office:value-type="float" office:value="81.79917">
            <text:p>81.79917</text:p>
          </table:table-cell>
          <table:table-cell office:value-type="float" office:value="-59.513">
            <text:p>-59.513</text:p>
          </table:table-cell>
          <table:table-cell office:value-type="float" office:value="6150.0">
            <text:p>615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3.85">
            <text:p>13.85</text:p>
          </table:table-cell>
          <table:table-cell office:value-type="float" office:value="7.28">
            <text:p>7.28</text:p>
          </table:table-cell>
          <table:table-cell office:value-type="float" office:value="6.38">
            <text:p>6.3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687">
            <text:p>K-4687</text:p>
          </table:table-cell>
          <table:table-cell office:value-type="float" office:value="81.25">
            <text:p>81.25</text:p>
          </table:table-cell>
          <table:table-cell office:value-type="float" office:value="-59.6">
            <text:p>-59.6</text:p>
          </table:table-cell>
          <table:table-cell office:value-type="float" office:value="9087.0">
            <text:p>9087.0</text:p>
          </table:table-cell>
          <table:table-cell office:value-type="float" office:value="124.0">
            <text:p>124.0</text:p>
          </table:table-cell>
          <table:table-cell office:value-type="string" office:value="Phoca hispida (ringed seal)">
            <text:p>Phoca hispida (ringed seal)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9.0">
            <text:p>8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92">
            <text:p>UCIAMS-175992</text:p>
          </table:table-cell>
          <table:table-cell office:value-type="float" office:value="81.48907">
            <text:p>81.48907</text:p>
          </table:table-cell>
          <table:table-cell office:value-type="float" office:value="-61.329">
            <text:p>-61.329</text:p>
          </table:table-cell>
          <table:table-cell office:value-type="float" office:value="1120.0">
            <text:p>1120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5.58">
            <text:p>5.58</text:p>
          </table:table-cell>
          <table:table-cell office:value-type="float" office:value="6.27">
            <text:p>6.2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11">
            <text:p>OS-154611</text:p>
          </table:table-cell>
          <table:table-cell office:value-type="float" office:value="81.79763">
            <text:p>81.79763</text:p>
          </table:table-cell>
          <table:table-cell office:value-type="float" office:value="-59.5419">
            <text:p>-59.5419</text:p>
          </table:table-cell>
          <table:table-cell office:value-type="float" office:value="6960.0">
            <text:p>696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3.39">
            <text:p>53.39</text:p>
          </table:table-cell>
          <table:table-cell office:value-type="float" office:value="4.52">
            <text:p>4.52</text:p>
          </table:table-cell>
          <table:table-cell office:value-type="float" office:value="5.58">
            <text:p>5.5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737">
            <text:p>S-ANU-65737</text:p>
          </table:table-cell>
          <table:table-cell office:value-type="float" office:value="81.5826">
            <text:p>81.5826</text:p>
          </table:table-cell>
          <table:table-cell office:value-type="float" office:value="-61.1996">
            <text:p>-61.1996</text:p>
          </table:table-cell>
          <table:table-cell office:value-type="float" office:value="8356.0">
            <text:p>8356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90.48">
            <text:p>90.48</text:p>
          </table:table-cell>
          <table:table-cell office:value-type="float" office:value="4.47">
            <text:p>4.47</text:p>
          </table:table-cell>
          <table:table-cell office:value-type="float" office:value="5.57">
            <text:p>5.5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12">
            <text:p>OS-154612</text:p>
          </table:table-cell>
          <table:table-cell office:value-type="float" office:value="81.79623">
            <text:p>81.79623</text:p>
          </table:table-cell>
          <table:table-cell office:value-type="float" office:value="-59.5537">
            <text:p>-59.5537</text:p>
          </table:table-cell>
          <table:table-cell office:value-type="float" office:value="7360.0">
            <text:p>736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69.09">
            <text:p>69.09</text:p>
          </table:table-cell>
          <table:table-cell office:value-type="float" office:value="3.15">
            <text:p>3.15</text:p>
          </table:table-cell>
          <table:table-cell office:value-type="float" office:value="4.91">
            <text:p>4.9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700">
            <text:p>OS-154700</text:p>
          </table:table-cell>
          <table:table-cell office:value-type="float" office:value="81.70158">
            <text:p>81.70158</text:p>
          </table:table-cell>
          <table:table-cell office:value-type="float" office:value="-59.7399">
            <text:p>-59.7399</text:p>
          </table:table-cell>
          <table:table-cell office:value-type="float" office:value="9390.0">
            <text:p>939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1.91">
            <text:p>81.91</text:p>
          </table:table-cell>
          <table:table-cell office:value-type="float" office:value="1.87">
            <text:p>1.87</text:p>
          </table:table-cell>
          <table:table-cell office:value-type="float" office:value="3.57">
            <text:p>3.5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701">
            <text:p>OS-154701</text:p>
          </table:table-cell>
          <table:table-cell office:value-type="float" office:value="81.69994">
            <text:p>81.69994</text:p>
          </table:table-cell>
          <table:table-cell office:value-type="float" office:value="-59.7548">
            <text:p>-59.7548</text:p>
          </table:table-cell>
          <table:table-cell office:value-type="float" office:value="8800.0">
            <text:p>8800.0</text:p>
          </table:table-cell>
          <table:table-cell office:value-type="float" office:value="40.0">
            <text:p>4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9.02">
            <text:p>89.02</text:p>
          </table:table-cell>
          <table:table-cell office:value-type="float" office:value="4.76">
            <text:p>4.76</text:p>
          </table:table-cell>
          <table:table-cell office:value-type="float" office:value="5.69">
            <text:p>5.6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W-816">
            <text:p>W-816</text:p>
          </table:table-cell>
          <table:table-cell office:value-type="float" office:value="81.617">
            <text:p>81.617</text:p>
          </table:table-cell>
          <table:table-cell office:value-type="float" office:value="-60.25">
            <text:p>-60.25</text:p>
          </table:table-cell>
          <table:table-cell office:value-type="float" office:value="6505.0">
            <text:p>6505.0</text:p>
          </table:table-cell>
          <table:table-cell office:value-type="float" office:value="302.0">
            <text:p>302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KellyBennike1992,RubinAlexander1960">
            <text:p>KellyBennike1992,RubinAlexander1960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W-815">
            <text:p>W-815</text:p>
          </table:table-cell>
          <table:table-cell office:value-type="float" office:value="81.667">
            <text:p>81.667</text:p>
          </table:table-cell>
          <table:table-cell office:value-type="float" office:value="-59.083">
            <text:p>-59.083</text:p>
          </table:table-cell>
          <table:table-cell office:value-type="float" office:value="4185.0">
            <text:p>4185.0</text:p>
          </table:table-cell>
          <table:table-cell office:value-type="float" office:value="302.0">
            <text:p>302.0</text:p>
          </table:table-cell>
          <table:table-cell office:value-type="string" office:value="Hiatella arctica, Astarte borealis">
            <text:p>Hiatella arctica, Astarte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KellyBennike1992,RubinAlexander1960">
            <text:p>KellyBennike1992,RubinAlexander1960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a-1228">
            <text:p>Ua-1228</text:p>
          </table:table-cell>
          <table:table-cell office:value-type="float" office:value="81.583">
            <text:p>81.583</text:p>
          </table:table-cell>
          <table:table-cell office:value-type="float" office:value="-61.167">
            <text:p>-61.167</text:p>
          </table:table-cell>
          <table:table-cell office:value-type="float" office:value="8555.0">
            <text:p>8555.0</text:p>
          </table:table-cell>
          <table:table-cell office:value-type="float" office:value="160.0">
            <text:p>160.0</text:p>
          </table:table-cell>
          <table:table-cell office:value-type="string" office:value="Arca glacialis">
            <text:p>Arca glaci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">
            <text:p>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GSC-3674">
            <text:p>GSC-3674</text:p>
          </table:table-cell>
          <table:table-cell office:value-type="float" office:value="82.033">
            <text:p>82.033</text:p>
          </table:table-cell>
          <table:table-cell office:value-type="float" office:value="-58.917">
            <text:p>-58.917</text:p>
          </table:table-cell>
          <table:table-cell office:value-type="float" office:value="6590.0">
            <text:p>6590.0</text:p>
          </table:table-cell>
          <table:table-cell office:value-type="float" office:value="100.0">
            <text:p>100.0</text:p>
          </table:table-cell>
          <table:table-cell office:value-type="string" office:value="Astarte sp.">
            <text:p>Astarte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,McNeelyBrennan2005,McNeelyMcCuaig1991">
            <text:p>England1985,McNeelyBrennan2005,McNeelyMcCuaig1991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93">
            <text:p>UCIAMS-175993</text:p>
          </table:table-cell>
          <table:table-cell office:value-type="float" office:value="81.48935">
            <text:p>81.48935</text:p>
          </table:table-cell>
          <table:table-cell office:value-type="float" office:value="-61.3252">
            <text:p>-61.3252</text:p>
          </table:table-cell>
          <table:table-cell office:value-type="float" office:value="1335.0">
            <text:p>1335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7.32">
            <text:p>-17.32</text:p>
          </table:table-cell>
          <table:table-cell office:value-type="float" office:value="13.2">
            <text:p>13.2</text:p>
          </table:table-cell>
          <table:table-cell office:value-type="float" office:value="14.87">
            <text:p>14.8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735">
            <text:p>S-ANU-65735</text:p>
          </table:table-cell>
          <table:table-cell office:value-type="float" office:value="81.7993">
            <text:p>81.7993</text:p>
          </table:table-cell>
          <table:table-cell office:value-type="float" office:value="-59.5075">
            <text:p>-59.5075</text:p>
          </table:table-cell>
          <table:table-cell office:value-type="float" office:value="3960.0">
            <text:p>3960.0</text:p>
          </table:table-cell>
          <table:table-cell office:value-type="float" office:value="21.0">
            <text:p>21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0.61">
            <text:p>0.61</text:p>
          </table:table-cell>
          <table:table-cell office:value-type="float" office:value="7.66">
            <text:p>7.66</text:p>
          </table:table-cell>
          <table:table-cell office:value-type="float" office:value="7.11">
            <text:p>7.1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10">
            <text:p>OS-154610</text:p>
          </table:table-cell>
          <table:table-cell office:value-type="float" office:value="81.79778">
            <text:p>81.79778</text:p>
          </table:table-cell>
          <table:table-cell office:value-type="float" office:value="-59.5347">
            <text:p>-59.5347</text:p>
          </table:table-cell>
          <table:table-cell office:value-type="float" office:value="7020.0">
            <text:p>702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6.36">
            <text:p>46.36</text:p>
          </table:table-cell>
          <table:table-cell office:value-type="float" office:value="4.24">
            <text:p>4.24</text:p>
          </table:table-cell>
          <table:table-cell office:value-type="float" office:value="5.48">
            <text:p>5.4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504">
            <text:p>S-ANU-65504</text:p>
          </table:table-cell>
          <table:table-cell office:value-type="float" office:value="81.79924">
            <text:p>81.79924</text:p>
          </table:table-cell>
          <table:table-cell office:value-type="float" office:value="-59.5085">
            <text:p>-59.5085</text:p>
          </table:table-cell>
          <table:table-cell office:value-type="float" office:value="4774.0">
            <text:p>4774.0</text:p>
          </table:table-cell>
          <table:table-cell office:value-type="float" office:value="23.0">
            <text:p>23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10.95">
            <text:p>10.95</text:p>
          </table:table-cell>
          <table:table-cell office:value-type="float" office:value="12.26">
            <text:p>12.2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5">
            <text:p>UCIAMS-163895</text:p>
          </table:table-cell>
          <table:table-cell office:value-type="float" office:value="81.58368">
            <text:p>81.58368</text:p>
          </table:table-cell>
          <table:table-cell office:value-type="float" office:value="-61.1884">
            <text:p>-61.1884</text:p>
          </table:table-cell>
          <table:table-cell office:value-type="float" office:value="8350.0">
            <text:p>8350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91.73">
            <text:p>91.73</text:p>
          </table:table-cell>
          <table:table-cell office:value-type="float" office:value="3.31">
            <text:p>3.31</text:p>
          </table:table-cell>
          <table:table-cell office:value-type="float" office:value="4.78">
            <text:p>4.7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6">
            <text:p>UCIAMS-163896</text:p>
          </table:table-cell>
          <table:table-cell office:value-type="float" office:value="81.57894">
            <text:p>81.57894</text:p>
          </table:table-cell>
          <table:table-cell office:value-type="float" office:value="-61.1721">
            <text:p>-61.1721</text:p>
          </table:table-cell>
          <table:table-cell office:value-type="float" office:value="8175.0">
            <text:p>817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94.2">
            <text:p>94.2</text:p>
          </table:table-cell>
          <table:table-cell office:value-type="float" office:value="3.9">
            <text:p>3.9</text:p>
          </table:table-cell>
          <table:table-cell office:value-type="float" office:value="4.83">
            <text:p>4.8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87">
            <text:p>UCIAMS-175987</text:p>
          </table:table-cell>
          <table:table-cell office:value-type="float" office:value="81.49185">
            <text:p>81.49185</text:p>
          </table:table-cell>
          <table:table-cell office:value-type="float" office:value="-61.2898">
            <text:p>-61.2898</text:p>
          </table:table-cell>
          <table:table-cell office:value-type="float" office:value="4795.0">
            <text:p>4795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6.67">
            <text:p>-6.67</text:p>
          </table:table-cell>
          <table:table-cell office:value-type="float" office:value="13.08">
            <text:p>13.08</text:p>
          </table:table-cell>
          <table:table-cell office:value-type="float" office:value="13.82">
            <text:p>13.8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3">
            <text:p>UCIAMS-163893</text:p>
          </table:table-cell>
          <table:table-cell office:value-type="float" office:value="81.57773">
            <text:p>81.57773</text:p>
          </table:table-cell>
          <table:table-cell office:value-type="float" office:value="-61.2244">
            <text:p>-61.2244</text:p>
          </table:table-cell>
          <table:table-cell office:value-type="float" office:value="8365.0">
            <text:p>836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63.11">
            <text:p>63.11</text:p>
          </table:table-cell>
          <table:table-cell office:value-type="float" office:value="4.55">
            <text:p>4.55</text:p>
          </table:table-cell>
          <table:table-cell office:value-type="float" office:value="5.58">
            <text:p>5.5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2">
            <text:p>UCIAMS-163892</text:p>
          </table:table-cell>
          <table:table-cell office:value-type="float" office:value="81.56283">
            <text:p>81.56283</text:p>
          </table:table-cell>
          <table:table-cell office:value-type="float" office:value="-61.4357">
            <text:p>-61.4357</text:p>
          </table:table-cell>
          <table:table-cell office:value-type="float" office:value="6420.0">
            <text:p>6420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0.52">
            <text:p>20.52</text:p>
          </table:table-cell>
          <table:table-cell office:value-type="float" office:value="13.82">
            <text:p>13.82</text:p>
          </table:table-cell>
          <table:table-cell office:value-type="float" office:value="13.51">
            <text:p>13.5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88">
            <text:p>UCIAMS-175988</text:p>
          </table:table-cell>
          <table:table-cell office:value-type="float" office:value="81.49139">
            <text:p>81.49139</text:p>
          </table:table-cell>
          <table:table-cell office:value-type="float" office:value="-61.3038">
            <text:p>-61.3038</text:p>
          </table:table-cell>
          <table:table-cell office:value-type="float" office:value="2760.0">
            <text:p>2760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9.14">
            <text:p>-9.14</text:p>
          </table:table-cell>
          <table:table-cell office:value-type="float" office:value="13.86">
            <text:p>13.86</text:p>
          </table:table-cell>
          <table:table-cell office:value-type="float" office:value="13.95">
            <text:p>13.9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510">
            <text:p>S-ANU-65510</text:p>
          </table:table-cell>
          <table:table-cell office:value-type="float" office:value="81.57721">
            <text:p>81.57721</text:p>
          </table:table-cell>
          <table:table-cell office:value-type="float" office:value="-61.1986">
            <text:p>-61.1986</text:p>
          </table:table-cell>
          <table:table-cell office:value-type="float" office:value="8002.0">
            <text:p>8002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8.49">
            <text:p>58.49</text:p>
          </table:table-cell>
          <table:table-cell office:value-type="float" office:value="3.74">
            <text:p>3.74</text:p>
          </table:table-cell>
          <table:table-cell office:value-type="float" office:value="4.78">
            <text:p>4.7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6">
            <text:p>K-4376</text:p>
          </table:table-cell>
          <table:table-cell office:value-type="float" office:value="81.7">
            <text:p>81.7</text:p>
          </table:table-cell>
          <table:table-cell office:value-type="float" office:value="-58.9">
            <text:p>-58.9</text:p>
          </table:table-cell>
          <table:table-cell office:value-type="float" office:value="5047.0">
            <text:p>5047.0</text:p>
          </table:table-cell>
          <table:table-cell office:value-type="float" office:value="96.0">
            <text:p>96.0</text:p>
          </table:table-cell>
          <table:table-cell office:value-type="string" office:value="Serripes groenlandicus">
            <text:p>Serripes groenlandic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7">
            <text:p>K-4377</text:p>
          </table:table-cell>
          <table:table-cell office:value-type="float" office:value="81.583">
            <text:p>81.583</text:p>
          </table:table-cell>
          <table:table-cell office:value-type="float" office:value="-61.167">
            <text:p>-61.167</text:p>
          </table:table-cell>
          <table:table-cell office:value-type="float" office:value="8487.0">
            <text:p>8487.0</text:p>
          </table:table-cell>
          <table:table-cell office:value-type="float" office:value="119.0">
            <text:p>119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3.0">
            <text:p>7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8">
            <text:p>K-4378</text:p>
          </table:table-cell>
          <table:table-cell office:value-type="float" office:value="81.8">
            <text:p>81.8</text:p>
          </table:table-cell>
          <table:table-cell office:value-type="float" office:value="-59.583">
            <text:p>-59.583</text:p>
          </table:table-cell>
          <table:table-cell office:value-type="float" office:value="9047.0">
            <text:p>9047.0</text:p>
          </table:table-cell>
          <table:table-cell office:value-type="float" office:value="119.0">
            <text:p>119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1.0">
            <text:p>10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5">
            <text:p>K-4375</text:p>
          </table:table-cell>
          <table:table-cell office:value-type="float" office:value="81.933">
            <text:p>81.933</text:p>
          </table:table-cell>
          <table:table-cell office:value-type="float" office:value="-59.7">
            <text:p>-59.7</text:p>
          </table:table-cell>
          <table:table-cell office:value-type="float" office:value="9237.0">
            <text:p>9237.0</text:p>
          </table:table-cell>
          <table:table-cell office:value-type="float" office:value="100.0">
            <text:p>10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0">
            <text:p>UCIAMS-163890</text:p>
          </table:table-cell>
          <table:table-cell office:value-type="float" office:value="81.55489">
            <text:p>81.55489</text:p>
          </table:table-cell>
          <table:table-cell office:value-type="float" office:value="-61.5521">
            <text:p>-61.5521</text:p>
          </table:table-cell>
          <table:table-cell office:value-type="float" office:value="5180.0">
            <text:p>5180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3.95">
            <text:p>3.95</text:p>
          </table:table-cell>
          <table:table-cell office:value-type="float" office:value="4.86">
            <text:p>4.8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9">
            <text:p>K-4379</text:p>
          </table:table-cell>
          <table:table-cell office:value-type="float" office:value="81.833">
            <text:p>81.833</text:p>
          </table:table-cell>
          <table:table-cell office:value-type="float" office:value="-61.4">
            <text:p>-61.4</text:p>
          </table:table-cell>
          <table:table-cell office:value-type="float" office:value="8147.0">
            <text:p>8147.0</text:p>
          </table:table-cell>
          <table:table-cell office:value-type="float" office:value="119.0">
            <text:p>119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